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his a dem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dha.chakravarthula</meta:initial-creator>
    <dc:creator>medha.chakravarthula</dc:creator>
    <meta:creation-date>2009-04-16T11:32:00Z</meta:creation-date>
    <dc:date>2017-01-10T09:55:00Z</dc:date>
    <meta:template xlink:href="Normal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12" meta:row-count="1" meta:non-whitespace-character-count="12"/>
  </office:meta>
</office:document-meta>
</file>